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Bitstream Vera Sans Mono" svg:font-family="Bitstream Vera Sans Mono" style:font-family-generic="modern" style:font-pitch="fixed" svg:panose-1="2 11 6 4 2 2 2 2 2 4"/>
    <style:font-face style:name="Letter Gothic MT" svg:font-family="Letter Gothic MT" style:font-family-generic="modern" style:font-pitch="variable" svg:panose-1="2 11 6 4 2 2 2 2 2 4"/>
    <style:font-face style:name="StarSymbol" svg:font-family="StarSymbol" style:font-family-generic="system"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style:style style:name="T2" style:parent-style-name="gras" style:family="text">
      <style:text-properties fo:language="en" fo:country="US"/>
    </style:style>
    <style:style style:name="T3" style:parent-style-name="DefaultParagraphFont" style:family="text">
      <style:text-properties fo:language="en" fo:country="US"/>
    </style:style>
    <style:style style:name="T4" style:parent-style-name="gras" style:family="text">
      <style:text-properties fo:language="en" fo:country="US"/>
    </style:style>
    <style:style style:name="T5" style:parent-style-name="DefaultParagraphFont" style:family="text">
      <style:text-properties fo:language="en" fo:country="US"/>
    </style:style>
    <style:style style:name="T6" style:parent-style-name="gras" style:family="text">
      <style:text-properties fo:language="en" fo:country="US"/>
    </style:style>
    <style:style style:name="T7" style:parent-style-name="url" style:family="text">
      <style:text-properties fo:language="en" fo:country="US"/>
    </style:style>
    <style:style style:name="T8" style:parent-style-name="gras" style:family="text">
      <style:text-properties fo:language="en" fo:country="US"/>
    </style:style>
    <style:style style:name="T9" style:parent-style-name="DefaultParagraphFont" style:family="text">
      <style:text-properties fo:language="en" fo:country="US"/>
    </style:style>
    <style:style style:name="T10" style:parent-style-name="gras" style:family="text">
      <style:text-properties fo:language="en" fo:country="US"/>
    </style:style>
    <style:style style:name="T11" style:parent-style-name="url" style:family="text">
      <style:text-properties fo:language="en" fo:country="US"/>
    </style:style>
    <style:style style:name="T12" style:parent-style-name="gras" style:family="text">
      <style:text-properties fo:language="en" fo:country="US"/>
    </style:style>
    <style:style style:name="T13" style:parent-style-name="DefaultParagraphFont" style:family="text">
      <style:text-properties fo:language="en" fo:country="US"/>
    </style:style>
    <style:style style:name="T14" style:parent-style-name="gras" style:family="text">
      <style:text-properties fo:language="en" fo:country="US"/>
    </style:style>
    <style:style style:name="T15" style:parent-style-name="url" style:family="text">
      <style:text-properties fo:language="en" fo:country="US"/>
    </style:style>
    <style:style style:name="T16" style:parent-style-name="url" style:family="text">
      <style:text-properties fo:language="en" fo:country="US"/>
    </style:style>
  </office:automatic-styles>
  <office:body>
    <office:text text:use-soft-page-breaks="true">
      <text:p text:style-name="P1">Chez les Barbus – Java &amp; Sécurité</text:p>
      <text:p text:style-name="Signature">Romain Pelisse</text:p>
      <text:p text:style-name="Signature">[Sustain Developer @Red Hat]</text:p>
      <text:p text:style-name="Signature"/>
      <text:p text:style-name="Signature">François Le Droff</text:p>
      <text:p text:style-name="Signature">[Achitecte @Adobe]</text:p>
      <text:p text:style-name="chapeau">« Chez les Barbus - Java &amp; Sécurité » c’est le titre de la<text:s/>conférence donnée par François Le Droff et Romain Pelisse à l’occasion de Devoxx France 2015. Cet article propose d’en reprendre le contenu de manière plus didactique, et adaptée à ce nouveau support, sous la forme d'un dialogue.</text:p>
      <text:p text:style-name="Normal"/>
      <text:p text:style-name="Normal">A l'aide d'un cas pratique, cet article décrit, sous la forme d'un dialogue entre deux experts, les deux auteurs, l'ensemble des problématiques liées à la mise en place de la sécurité autour d'une application « web » - aussi simple et peu critique soit elle.</text:p>
      <text:p text:style-name="pragma"/>
      <text:p text:style-name="Normal"/>
      <text:p text:style-name="Normal"><text:span text:style-name="gras">François:</text:span><text:s/>Je suis en train de monter une sympathique petite application en interne, mais je m'inquiète un peu de l'aspect sécurité, je ne me sens pas armé pour un audit ! On en est encore au stade du prototype, mon architecture n'est pas sèche et mes développements<text:s/>sont encore en cours... Je n’ai même pas encore<text:s/><text:span text:style-name="italic">staffé</text:span><text:s/>toute l'équipe... Bref, comment m'y prendre ?</text:p>
      <text:p text:style-name="Normal"><text:span text:style-name="gras">Romain:</text:span><text:s/>Les audits<text:s/><text:span text:style-name="italic">adhoc</text:span>, qui arrivent à la fin des développements, quand justement les personnes clés du projet sont parties, ça ne marche pas. La sécurité se fait en équipe, dans la durée, tout au long du projet. Cependant, il est vrai qu’il est difficile de trouver un « bon point de départ ».</text:p>
      <text:h text:style-name="Heading1" text:outline-level="1">1 Threat Modelling</text:h>
      <text:p text:style-name="Normal"><text:span text:style-name="gras">François:</text:span><text:s/>Comme « point de départ » je te propose une méthode que je trouve très intéressante.<text:s/>Elle est poussée par<text:s/><text:span text:style-name="gras">Microsoft</text:span><text:s/>et<text:s/><text:span text:style-name="gras">OWASP</text:span>. Elle s'appelle le<text:s/><text:span text:style-name="italic">« Threat Modeling »</text:span>. <text:s/>Elle donne une bonne vision d'ensemble; elle permet d'une part d'identifier les menaces, et d'autre part, de définir la priorité des points à adresser à l'aide de deux acronymes:<text:s/><text:span text:style-name="gras">STRIDE</text:span><text:s/>et<text:s/><text:span text:style-name="gras">DREAD</text:span>.</text:p>
      <text:p text:style-name="Normal"><text:span text:style-name="gras">Romain:</text:span><text:s/>Commençons alors par STRIDE, qu'est-ce que ça veut dire ?</text:p>
      <text:p text:style-name="Normal"><text:span text:style-name="gras">François:</text:span><text:s/>L'acronyme STRIDE reflète une catégorisation des attaques possibles selon les types d'exploitation qui leurs sont associés (<text:span text:style-name="gras">S</text:span><text:s/>pour<text:s/><text:span text:style-name="italic">Spoofing</text:span>,<text:s/><text:span text:style-name="gras">T</text:span><text:s/>pour<text:s/><text:span text:style-name="italic">Tampering</text:span>,<text:s/><text:span text:style-name="gras">R</text:span><text:s/>pour<text:s/><text:span text:style-name="italic">Repudiation</text:span>,<text:s/><text:span text:style-name="gras">I</text:span><text:s/>pour<text:s/><text:span text:style-name="italic">Information</text:span><text:s/><text:span text:style-name="italic">disclosure</text:span>,<text:s/><text:span text:style-name="gras">D</text:span><text:s/>pour<text:s/><text:span text:style-name="italic">Denial of service</text:span>,<text:s/><text:span text:style-name="gras">E</text:span><text:s/>pour<text:s/><text:span text:style-name="italic">Elevation of privilege</text:span>). À chaque catégorie correspond des mesures à mettre en place.</text:p>
      <text:p text:style-name="Normal"><text:span text:style-name="gras">Romain:</text:span><text:s/>Restons didactiques et brefs, sinon, on va y passer tout l'article ! Prenons<text:s/>donc juste un exemple concret: que signifie le<text:s/><text:span text:style-name="gras">R</text:span><text:s/>de<text:s/><text:span text:style-name="italic">Repudiation</text:span><text:s/>?</text:p>
      <text:p text:style-name="Normal"><text:span text:style-name="gras">François:</text:span><text:s/>La menace, le risque de<text:s/><text:span text:style-name="italic">Repudiation</text:span><text:s/>est celui de voir ses utilisateurs contester les transactions faites avec leurs identifiants et depuis leur machine. Une des solutions pour réduire cette menace est de mettre en place un<text:s/><text:span text:style-name="italic">« audit trail »</text:span><text:s/>sur chacun de tes tiers applicatifs.</text:p>
      <text:p text:style-name="Normal"><text:span text:style-name="gras">Romain:</text:span><text:s/>En effet, si on doit imputer à quelqu'un une transaction malhonnête, c'est bien de pouvoir le prouver sans l'ombre d'un doute. Passons au second acronyme: DREAD.</text:p>
      <text:p text:style-name="Normal"><text:span text:style-name="gras">François:</text:span><text:s/>Avec l'acronyme DREAD, le<text:s/><text:span text:style-name="italic">Threat Modeling</text:span><text:s/>propose un système de classification pour comparer, qualifier et définir l’importance des risques associés à chaque menace. C’est une mesure du risque de sécurité. Elle se calcule sur la base de la moyenne des valeurs assignées à chacune des catégories suivantes:<text:s/><text:span text:style-name="italic">Damag</text:span><text:span text:style-name="italic">e potential</text:span>,<text:s/><text:span text:style-name="italic">Reproductibility</text:span>,<text:s/><text:span text:style-name="italic">Exploitability</text:span>,<text:s/><text:span text:style-name="italic">Affected users</text:span>,<text:s/><text:span text:style-name="italic">Discoverability</text:span>.</text:p>
      <text:p text:style-name="Normal"><text:span text:style-name="gras">Romain:</text:span><text:s/>Le résultat final: un schéma d'architecture orientée sécurité offrant une vue d'ensemble des menaces pesant sur ton système.</text:p>
      <text:p text:style-name="Normal"><text:span text:style-name="gras">François:</text:span><text:s/>C’est aussi un bon outil d’aide à<text:s/>la décision… malheureusement souvent ignoré par les<text:s/><text:soft-page-break/>développeurs.</text:p>
      <text:p text:style-name="Normal"><text:span text:style-name="gras">Romain:</text:span><text:s/>Triste réalité, car cette méthode semble être une arme parfaite pour prendre conscience des menaces qui pèsent sur un système. Et ceci, dans un langage et un format qu’un<text:s/><text:span text:style-name="italic">manager</text:span><text:s/>(même récalcitrant) pourra comprendre, et réutiliser pour convaincre sa propre hiérarchie.</text:p>
      <text:p text:style-name="Normal"><text:span text:style-name="gras">François:</text:span><text:s/>Et comme par un effet miroir, ce même inventaire peut permettre au<text:s/><text:span text:style-name="italic">manager</text:span><text:s/>de vérifier que ses <text:s/>développeurs n'ont pas (par naïveté, par manque de connaissance ou simplement par manque de temps) négligé l’aspect sécurité.</text:p>
      <text:p text:style-name="Normal"><text:span text:style-name="gras">Romain:</text:span><text:s/>Vaste sujet que le<text:s/><text:span text:style-name="italic">Threat modeling</text:span>. Maintenant, que nous avons une méthodologie pour avoir un bon point de départ, regardons donc ta petite application.</text:p>
      <text:h text:style-name="Heading2" text:outline-level="2">Notre cas d'étude</text:h>
      <text:p text:style-name="Normal"><text:span text:style-name="gras">François:</text:span><text:s/>C'est une application Web très simple. Elle n'est pas conçue pour spéculer sur les marchés financiers, ni pour aider au marketing ou toute autre surveillance généralisée. Elle n'est donc pas très<text:s/><text:span text:style-name="italic">big data</text:span>, tu n’y trouveras ni<text:s/><text:span text:style-name="italic">hadoop</text:span>, ni<text:s/><text:span text:style-name="italic">data lake</text:span>, ni<text:s/><text:span text:style-name="italic">machine</text:span><text:span text:style-name="italic"><text:s/>learning</text:span>.</text:p>
      <text:p text:style-name="Normal"><text:span text:style-name="gras">Romain:</text:span><text:s/>C’est pas très bon pour ton aura, rassure-moi, tu utilises au moins<text:s/><text:span text:style-name="gras">Docker</text:span>, non ?</text:p>
      <text:p text:style-name="Normal"><text:span text:style-name="gras">François:</text:span><text:s/>Non. C'est juste une bonne vieille application de gestion, une plomberie et une API http faite en<text:s/><text:span text:style-name="gras">Java</text:span><text:s/>avec une interface en<text:s/><text:span text:style-name="gras">html</text:span>. Et pour gagner<text:s/>du temps je l’ai générée avec<text:s/><text:span text:style-name="gras">jHipster</text:span><text:s/><text:span text:style-name="gras">[1]</text:span>.</text:p>
      <text:p text:style-name="Normal"><text:span text:style-name="gras">Romain:</text:span><text:s/>C'est quoi jHipster ? Un énième<text:s/><text:span text:style-name="italic">framework</text:span><text:s/>MVC ? Un truc qui<text:s/><text:span text:style-name="gras">SpringBoot</text:span><text:s/>pour lancer un container<text:s/><text:span text:style-name="gras">Scala</text:span><text:s/>écrit en<text:s/><text:span text:style-name="gras">JRuby</text:span><text:s/>qui exécute des greffons<text:s/><text:span text:style-name="gras">Groovy</text:span><text:s/>?</text:p>
      <text:p text:style-name="Normal"><text:span text:style-name="gras">François:</text:span><text:s/>Presque! C'est un générateur d'applications Web basé sur<text:s/><text:span text:style-name="gras">Yeoman</text:span>; l'application générée s’appuie sur une architecture assez simple et au goût du jour: Java avec SpringBoot pour la partie serveur, et<text:s/><text:span text:style-name="gras">css</text:span>, html,<text:s/><text:span text:style-name="gras">JavaScript</text:span><text:s/>et<text:s/><text:span text:style-name="gras">AngularJS</text:span><text:s/>pour la partie cliente.</text:p>
      <text:p text:style-name="Normal"><text:span text:style-name="gras">Romain:</text:span><text:s/>Très bien, mais du point de vue sécurité, tout ceci ne semble pas apporter grand-chose...</text:p>
      <text:p text:style-name="Normal"><text:span text:style-name="gras">François:</text:span><text:s/>Si, sous le capot tu trouves<text:s/><text:span text:style-name="gras">Spring Security</text:span><text:s/><text:span text:style-name="gras">[2]</text:span>, et ce<text:s/><text:span text:style-name="italic">framework</text:span><text:s/>Java offre une bonne base de travail pour non seulement gérer l’authentification, les autorisations et les rôles, mais aussi pour contrer des attaques assez « classiques » dans le monde Web.</text:p>
      <text:p text:style-name="Normal"><text:span text:style-name="gras">Romain:</text:span><text:s/>Oui, comme les attaques de type<text:s/><text:span text:style-name="italic">man in the middle</text:span>.</text:p>
      <text:p text:style-name="Normal"><text:span text:style-name="gras">François:</text:span><text:s/>Oui, en mettant en place<text:s/><text:span text:style-name="gras">HSTS</text:span><text:s/><text:span text:style-name="gras">[3]</text:span>, qui indique au client que seul le protocole https sera utilisé.</text:p>
      <text:p text:style-name="Normal"><text:span text:style-name="gras">Romain:</text:span><text:s/>Oui, mais encore...</text:p>
      <text:p text:style-name="Normal"><text:span text:style-name="gras">Francois:</text:span><text:s/>Tu y trouveras également des stratégies pour éviter le<text:s/><text:span text:style-name="italic">click-jacking</text:span><text:s/>et les attaques XSS et les attaques de type<text:s/><text:span text:style-name="italic">Cross site scripting forgery</text:span>, pour lesquelles il fournit une solution <text:s/>à base de<text:s/><text:span text:style-name="italic">CSRF Token</text:span><text:s/><text:span text:style-name="gras">[4]</text:span>.</text:p>
      <text:p text:style-name="Normal"><text:span text:style-name="gras">Romain:</text:span><text:s/>Je vois : Spring Security te fournit donc plein d'acronymes en anglais pour te la péter... Et sinon niveau audit ?</text:p>
      <text:p text:style-name="Normal"><text:span text:style-name="gras">François:</text:span><text:s/>Il fournit aussi une bonne trame pour mettre en place l'audit et les logs relatifs à la sécurité.</text:p>
      <text:p text:style-name="Normal"><text:span text:style-name="gras">Romain:</text:span><text:s/>OK, tu me l'as vendu !</text:p>
      <text:h text:style-name="Heading1" text:outline-level="1">2 Firewall</text:h>
      <text:p text:style-name="Normal"><text:span text:style-name="gras">François:</text:span><text:s/>Mais tout ça, au fond, n’est peut-être pas si utile: nos serveurs sont à l’abri, dans un VLAN cloisonné en intranet, derrière une belle ribambelle de<text:s/><text:span text:style-name="italic">firewalls</text:span>.</text:p>
      <text:p text:style-name="Normal"><text:span text:style-name="gras">Romain:</text:span><text:s/>Et alors ? Quel rapport ? Un firewall n’a jamais servi à sécuriser une infrastructure, ça se saurait... Un<text:s/><text:span text:style-name="italic">firewall</text:span>, ça sert juste à faire de la qualité réseau ; en gros, à épargner le CPU du<text:s/>système: à ignorer chaque trame réseau correspondant à un port « non utilisé ».</text:p>
      <text:p text:style-name="Normal"><text:span text:style-name="gras">François:</text:span><text:s/>Les<text:s/><text:span text:style-name="italic">firewalls</text:span><text:s/>réduiront donc le trafic « inutile » et donc potentiellement « nuisible », non ?</text:p>
      <text:p text:style-name="Normal"><text:span text:style-name="gras">Romain:</text:span><text:s/>Oui, sauf que généralement quand tu as un service qui tourne sur un port, c'est que tu en as besoin, donc du coup, le port est ouvert. Se contenter de démarrer un<text:s/><text:span text:style-name="italic">firewall</text:span><text:s/>pour bloquer les ports inutilisés ne suffit pas !</text:p>
      <text:p text:style-name="Normal"><text:span text:style-name="gras">François:</text:span><text:s/>Qu'est-ce qu'on fait des ports ouverts alors ?</text:p>
      <text:soft-page-break/>
      <text:p text:style-name="Normal"><text:span text:style-name="gras">Romain:</text:span><text:s/>On en vérifie l'usage ! Si tu as<text:s/>ouvert un port pour envoyer des mails, tu ne laisseras passer que du SMTP. <text:s/>Mais attention, une politique agressive de fermeture systématique des ports ne donne qu’une illusion de sécurité...</text:p>
      <text:p text:style-name="Normal"><text:span text:style-name="gras">Francois:</text:span><text:s/>... et casse les pieds à tout le monde dans la société...</text:p>
      <text:p text:style-name="Normal"><text:span text:style-name="gras">Romain:</text:span><text:s/>On est bien d'accord. La bonne solution est d’implémenter un filtrage applicatif, et vérifier ainsi que le contenu de l'échange correspond au protocole utilisé. Certains<text:s/><text:span text:style-name="italic">firewalls</text:span><text:s/>savent le faire, mais ce filtrage sera souvent mis en place à coup de<text:s/><text:span text:style-name="italic">reverse proxy</text:span>.</text:p>
      <text:p text:style-name="Normal"><text:span text:style-name="gras">François:</text:span><text:s/>Force est de constater que les équipes de développement ont rarement la main sur la configuration du<text:s/><text:span text:style-name="italic">firewall</text:span>, souvent sous la responsabilité exclusive des équipes d'infrastructures. De plus, ces équipes dédiées aux configurations de<text:s/><text:span text:style-name="italic">firewalls</text:span><text:s/>n'auront jamais une connaissance suffisante de la solution pour mettre en place son filtrage applicatif de manière efficace et pérenne. Je serai donc ravi de mettre en place un<text:s/><text:span text:style-name="italic">reverse proxy</text:span>. Par où je commence ?</text:p>
      <text:h text:style-name="Heading1" text:outline-level="1">3 Reverse Proxy</text:h>
      <text:p text:style-name="Normal"><text:span text:style-name="gras">Romain:</text:span><text:s/>Une <text:s/>solution simple est de mettre un serveur Web en frontal, et de s’en servir comme d’un<text:s/><text:span text:style-name="italic">reverse proxy</text:span><text:s/>(RP). Pour faire simple, tu diriges tout le trafic à travers ton serveur « Web » frontal: ce serveur frontal vérifiera que les requêtes sont conformes<text:s/>aux attentes de l'application, avant de les faire suivre au serveur d'application.</text:p>
      <text:p text:style-name="Normal"><text:span text:style-name="gras">François:</text:span><text:s/>Tu pourras ainsi te servir de ton<text:s/><text:span text:style-name="italic">reverse proxy</text:span><text:s/>pour mettre en place la validation de requêtes http, pour ajouter et valider des<text:s/><text:span text:style-name="italic">tokens CSRF</text:span>, ou encore pour implémenter du<text:s/><text:span text:style-name="italic">throttling</text:span><text:s/>ou du<text:s/><text:span text:style-name="italic">rate limiting</text:span>... Mais ce<text:s/><text:span text:style-name="italic">reverse proxy</text:span>, c'est comme tout le reste, on peut tout autant me le « hacker », non ?</text:p>
      <text:p text:style-name="Normal"><text:span text:style-name="gras">Romain:</text:span><text:s/>Oui, mais plus difficilement. Dans les faits, la plupart des « hacks » se basent sur une manipulation de la réaction du serveur distant. On abuse ce dernier, en lui envoyant des requêtes qu'il accepte, mais qui l'amènent à avoir un comportement invalide. Or le<text:s/><text:span text:style-name="italic">reverse proxy</text:span><text:s/>n'interagit pas directement avec ces requêtes. Il se contente d'en analyser le contenu et de, le cas échéant, ne pas les transmettre au serveur cible. Il reste possible d'abuser son mécanisme d'analyse, mais c'est une fenêtre de tir beaucoup moins grande qu'avant. En outre, comme il n'y a pas d'interaction directe entre le<text:s/><text:span text:style-name="italic">reverse proxy</text:span><text:s/>et l'attaquant, il n'est pas aisé pour l’attaquant de réaliser que ses requêtes malicieuses ne seront jamais transmises et interprétées par le serveur cible.</text:p>
      <text:p text:style-name="Normal"><text:span text:style-name="gras">François:</text:span><text:s/>Pour résumer Romain, on peut dire qu'une des clés d'une bonne sécurité applicative sur une application « Web », c'est la mise en place d'un filtrage applicatif adapté. Si on se contente de simples<text:s/><text:span text:style-name="italic">firewalls</text:span>, c'est un peu comme disposer d'une frontière sans douanier.</text:p>
      <text:h text:style-name="Heading1" text:outline-level="1">4 Données et chiffrement</text:h>
      <text:p text:style-name="Normal"><text:span text:style-name="gras">Romain:</text:span><text:s/>On filtre, on nettoie mais on veut aussi recevoir et<text:s/>envoyer des données sur ce fameux réseau, non ?</text:p>
      <text:p text:style-name="Normal"><text:span text:style-name="gras">François:</text:span><text:s/>Bien sûr et je ne veux surtout pas que ces données soient compromises. Mon application fournit un beau<text:s/><text:span text:style-name="italic">mashup</text:span><text:s/>de données, c’est un simple<text:s/><text:span text:style-name="italic">« employee productivity tool »</text:span>, mais, mine de rien, voilà<text:s/>les informations qui y transitent:</text:p>
      <text:p text:style-name="Normal">- l'adresse, le numéro de téléphone des employés – soit du<text:s/><text:span text:style-name="gras">PII</text:span><text:s/>(<text:span text:style-name="italic">Personally Identifiable Information</text:span>), et çeci toute société est tenue de le garder confidentiel ;</text:p>
      <text:p text:style-name="Normal">- des infos sur les employés, comme leurs salaires – et ça,<text:s/>c'est aussi confidentiel, mais aussi super sensible ;</text:p>
      <text:p text:style-name="Normal">- Et enfin des informations internes sur des marchés en cours de négociation – c'est non seulement des informations « internes » mais en plus d'accès restreint !</text:p>
      <text:p text:style-name="Normal"><text:span text:style-name="gras">Romain:</text:span><text:s/>Ce qui veut dire que tu ne peux<text:s/>rien faire circuler en clair. Mais ce n'est pas surprenant, c’est le lot commun de la plupart des applications d'entreprise.</text:p>
      <text:p text:style-name="Normal"><text:span text:style-name="gras">François:</text:span><text:s/>Oui, il va falloir chiffrer de bout en bout: chiffrer les flux de données qui passent dans les câbles, mais aussi les données au repos, sur les disques.</text:p>
      <text:p text:style-name="Normal"><text:span text:style-name="gras">Romain :</text:span><text:s/>Comment as-tu mis ça en place ?</text:p>
      <text:soft-page-break/>
      <text:h text:style-name="Heading1" text:outline-level="1">5 Chiffrer le front</text:h>
      <text:p text:style-name="Normal"><text:span text:style-name="gras">François:</text:span><text:s/>Alors, commençons par le front : on prévoit évidemment de tout servir en https.</text:p>
      <text:p text:style-name="Normal"><text:span text:style-name="gras">Romain:</text:span><text:s/>SSL c'est<text:s/><text:span text:style-name="italic">secure</text:span>, mais faire ça correctement c'est tout un art.</text:p>
      <text:p text:style-name="Normal"><text:span text:style-name="gras">François:</text:span><text:s/>Oui, garantir une implémentation robuste du protocole https demande une surveillance et une veille techno constante. Même les géants du Web doivent gérer des situations de crise : faire face à des choix d’algorithmes de chiffrement vieillissants<text:s/>et donc vulnérables, faire face à des vols de certificats, ou encore à la propagation de vrais-faux certificats : certificats créés par des attaquants, associés à leurs domaines ou sous domaines et qui sont « trustés » par la plupart des navigateurs.</text:p>
      <text:h text:style-name="Heading1" text:outline-level="1">6 Chiffrer le back</text:h>
      <text:p text:style-name="Normal"><text:span text:style-name="gras">Romain:</text:span><text:s/>Admettons que l'échange entre le serveur et ses clients soit correctement chiffré, il faut maintenant s'assurer que la donnée reste confidentielle, et donc chiffrée quand elle circule (entre ton serveur d’application et ta base de données) et quand elle est au repos,<text:s/><text:span text:style-name="italic">persistée</text:span><text:s/>sur un disque.</text:p>
      <text:p text:style-name="Normal"><text:span text:style-name="gras">François:</text:span><text:s/>C’est fait, mais ce fut laborieux. Pour la base de données, nous avions choisi<text:s/><text:span text:style-name="gras">MongoDB</text:span>; et à l’époque, le support SSL n'était pas fourni dans les distributions MongoDB ; il a donc fallu<text:s/>reconstruire MongoDB depuis les sources et<text:s/><text:span text:style-name="italic">patcher</text:span><text:s/>l'authentification par certificat (imposé par le transport SSL dans MongoDB) dans le<text:s/><text:span text:style-name="italic">stack</text:span><text:s/>« Spring-data ».</text:p>
      <text:p text:style-name="Normal"><text:span text:style-name="gras">Romain:</text:span><text:s/>Bien, mais quid du chiffrage au repos ?</text:p>
      <text:p text:style-name="Normal"><text:span text:style-name="gras">François:</text:span><text:s/>Là, j'hésite encore. On pourrait<text:s/>chiffrer le volume, mais je crains un impact sur les performances et une complexité dans l'administration de la base de données.</text:p>
      <text:p text:style-name="Normal"><text:span text:style-name="gras">Romain:</text:span><text:s/>Reste l’option du chiffrage applicatif. C'est l'application, elle-même, qui va chiffrer ses données. Elle sera seule à<text:s/>pouvoir les déchiffrer.</text:p>
      <text:p text:style-name="Normal"><text:span text:style-name="gras">François:</text:span><text:s/>Oui, du coup l'administration de MongoDB redevient plus facile, mais ça implique une charge de développement et une gestion d'un secret supplémentaire. De plus, si tu utilises un bon chiffrage (donc un chiffrage asymétrique) tu ne pourras faire ni recherche ni d’indexation sur les champs chiffrés.</text:p>
      <text:p text:style-name="Normal"><text:span text:style-name="gras">Romain:</text:span><text:s/>Il n'y a pas de solution <text:s/>miracle. Comme toujours, c'est une question de compromis. Maintenant, l'avantage aussi du chiffrage applicatif, c'est aussi d'avoir une meilleure<text:s/>granularité. Si l'application est compromise, seules ses données pourront être exploitables par l'attaquant. Les données des autres applications resteront illisibles (du moins quelque temps).</text:p>
      <text:h text:style-name="Heading1" text:outline-level="1">7 Authentification</text:h>
      <text:p text:style-name="Normal"><text:span text:style-name="gras">Romain:</text:span><text:s/>Je constate que jHipster propose par<text:s/>défaut sa propre base de données d'utilisateur. C'est pratique pour développer un prototype, mais alors par contre, c'est inenvisageable pour la production.</text:p>
      <text:p text:style-name="Normal"><text:span text:style-name="gras">François:</text:span><text:s/>Oui, c'est une véritable plaie, non seulement pour la sécurité mais également pour l'expérience utilisateur. En tant qu'utilisateur, il est assez insupportable de devoir créer un énième nom d'utilisateur et mot de passe aux contraintes absurdes.</text:p>
      <text:p text:style-name="Normal"><text:span text:style-name="gras">Romain:</text:span>Surtout que la plupart des entreprises ont des solutions de gestions d'identité en place.</text:p>
      <text:p text:style-name="Normal"><text:span text:style-name="gras">F</text:span><text:span text:style-name="gras">rançois:</text:span><text:s/>Oui, c’est notre but : notre serveur d’application se contentera de n’être qu’un fournisseur de service, l’authentification sera déléguée à un fournisseur d’identité mutualisé (s’appuyant sur le standard<text:s/><text:span text:style-name="gras">SAML</text:span>) et l’autorisation à un serveur implémentant le standard<text:s/><text:span text:style-name="gras">oAuth2</text:span>.</text:p>
      <text:h text:style-name="Heading1" text:outline-level="1">8 SAML</text:h>
      <text:p text:style-name="Normal"><text:span text:style-name="gras">Romain:</text:span><text:s/>Voilà encore une pluie d’acronymes. Commençons par SAML - qu’est-ce que c’est exactement ?</text:p>
      <text:p text:style-name="Normal"><text:span text:style-name="gras">François:</text:span><text:s/>C'est un standard, un protocole de sécurité, il permet de mettre en place l'authentification unique (en anglais<text:s/><text:span text:style-name="italic">S</text:span><text:span text:style-name="italic">ingle Sign-On</text:span><text:s/>ou<text:s/><text:span text:style-name="gras">SSO</text:span>) sur le Web.</text:p>
      <text:soft-page-break/>
      <text:p text:style-name="Normal"><text:span text:style-name="gras">Romain:</text:span><text:s/>Et si je comprends bien, une fois identifié sur un site, tu peux te connecter à d’autres sites, avec le même navigateur, sans avoir à entrer à nouveau tes identifiants. C’est effectivement bien mieux en termes d’expérience utilisateur. Est-ce compliqué à mettre en place ?</text:p>
      <text:p text:style-name="Normal"><text:span text:style-name="gras">François:</text:span><text:s/>Pas tant que ça, pour démarrer je te conseille le site<text:s/><text:span text:style-name="italic">« SSO Circle »</text:span><text:s/><text:span text:style-name="gras">[5]</text:span>, il t’aidera à tester ta solution.</text:p>
      <text:p text:style-name="Normal"><text:span text:style-name="gras">Romain:</text:span><text:s/>Comment ça marche ? Qu’est-ce que je dois coder ? Est-ce qu'implémenter SAML est à la portée de n’importe quel développeur Java ?</text:p>
      <text:p text:style-name="Normal"><text:span text:style-name="gras">François:</text:span><text:s/>Oui, et comme souvent, la seule complexité réside dans la configuration. Tu dois récupérer les métadonnées du fournisseur d’identité (en anglais<text:s/><text:span text:style-name="italic">Identity Provider</text:span><text:s/>ou<text:s/><text:span text:style-name="gras">IdP</text:span>) et les transmettre au moteur de ton client SAML. Ces métadonnées contiennent certificats et URLs associés à la redirection en vue d'une authentification ou tout au moins d'une vérification d'identité.</text:p>
      <text:p text:style-name="Normal"><text:span text:style-name="gras">Romain:</text:span><text:s/>Et de ton côté, j’imagine aussi que ton appli fournit quelques<text:s/>métadonnées supplémentaires à ton IdP, telles que des certificats aussi et d’autres URLs à associer à la redirection en vue d'une identification (<text:span text:style-name="italic">login</text:span>) et d’une déconnection (<text:span text:style-name="italic">logout</text:span>).</text:p>
      <text:p text:style-name="Normal"><text:span text:style-name="gras">François:</text:span><text:s/>Exactement, tu as tout compris. Regardons l'enchaînement des<text:s/>échanges sur ce diagramme :</text:p>
      <text:p text:style-name="Normal"><text:span text:style-name="gras">Romain:</text:span><text:s/>Donc si je me connecte à une page, à une ressource protégée, sans avoir été préalablement identifié, le fournisseur d’identité va retourner un<text:s/><text:span text:style-name="italic">« Not authorized »</text:span><text:s/>et me refuser l’accès<text:s/>à la ressource.</text:p>
      <text:p text:style-name="Normal"><text:span text:style-name="gras">Francois:</text:span><text:s/>Oui, et de là tu vas devoir prouver ton identité auprès de ce fournisseur. Une fois ceci effectué, ce dernier retourne vers mon application, et si tu es probablement identifié, mon application te donnera accès à la ressource.</text:p>
      <text:p text:style-name="Normal"><text:span text:style-name="gras">Rom</text:span><text:span text:style-name="gras">ain:</text:span><text:s/>Enfin, j’imagine que l’authentification n’est pas le seul facteur, je n’ai peut-être pas le droit d’accès à cette ressource en particulier.</text:p>
      <text:p text:style-name="Normal"><text:span text:style-name="gras">Francois:</text:span><text:s/>Oui, bien sûr, lors du retour du fournisseur d’identité, une enveloppe SAML est transmise, son contenu te permettra de déduire le rôle que tu associeras à l’utilisateur, et donc de lui donner ou non l’accès à un service ou à une ressource.</text:p>
      <text:p text:style-name="Normal"><text:span text:style-name="gras">Romain:</text:span><text:s/>Mais alors dis-moi, ton super outil jHipster, il supporte le SAML ?</text:p>
      <text:p text:style-name="Normal"><text:span text:style-name="gras">François:</text:span><text:s/>Non, mais il vient avec Spring Security qui lui le supporte, quelques lignes de code suffisent.</text:p>
      <text:p text:style-name="Normal"><text:span text:style-name="gras">Romain:</text:span><text:s/>Cette authentification unique doit être l’objet de notre attention, elle se doit d’être robuste et fiable.</text:p>
      <text:p text:style-name="Normal"><text:span text:style-name="gras">François:</text:span><text:s/>Oui, et c’est pour ça qu’on a<text:s/>aussi implémenté, dans notre serveur d’identité, une authentification à deux étapes<text:s/><text:span text:style-name="gras">[6]</text:span>.</text:p>
      <text:p text:style-name="Normal"><text:span text:style-name="gras">Romain:</text:span><text:s/>Excellent idée car c’est vraiment devenu essentiel de nos jours... Mais pour aborder ce sujet il faudrait un autre article !</text:p>
      <text:h text:style-name="Heading1" text:outline-level="1">Références</text:h>
      <text:p text:style-name="Normal"><text:span text:style-name="gras">[1]<text:s/></text:span>Jhipster :<text:span text:style-name="gras"><text:s/></text:span><text:span text:style-name="url">https://</text:span><text:span text:style-name="url">jhipster.github.io/</text:span></text:p>
      <text:p text:style-name="Normal"><text:span text:style-name="T2">[2]<text:s/></text:span><text:span text:style-name="T3">Spring</text:span><text:span text:style-name="T4"><text:s/></text:span><text:span text:style-name="T5">Security :</text:span><text:span text:style-name="T6"><text:s/></text:span><text:span text:style-name="T7">http://projects.spring.io/spring-security/</text:span></text:p>
      <text:p text:style-name="Normal"><text:span text:style-name="T8">[3]<text:s/></text:span><text:span text:style-name="T9">HTTP Strict Transport Security (HSTS) :</text:span><text:span text:style-name="T10"><text:s/></text:span><text:span text:style-name="T11">https://en.wikipedia.org/wiki/HTTP_Strict_Transport_Security</text:span></text:p>
      <text:p text:style-name="Normal"><text:span text:style-name="T12">[4]<text:s/></text:span><text:span text:style-name="T13">Cross-site request forgery (CSRF) :</text:span><text:span text:style-name="T14"><text:s/></text:span><text:span text:style-name="T15">https://en.wikipedia.or</text:span><text:span text:style-name="T16">g/wiki/Cross-site_request_forgery/</text:span></text:p>
      <text:p text:style-name="Normal"><text:span text:style-name="gras">[5]</text:span><text:s/>Le site SSO Circle :<text:s/><text:span text:style-name="url">http://www.ssocircle.com</text:span></text:p>
      <text:p text:style-name="Normal"><text:span text:style-name="gras">[6]</text:span><text:s/>Authentification à deux étapes :<text:s/><text:span text:style-name="url">https://en.wikipedia.org/wiki/Two-factor_authenti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Bitstream Vera Sans Mono" svg:font-family="Bitstream Vera Sans Mono" style:font-family-generic="modern" style:font-pitch="fixed" svg:panose-1="2 11 6 4 2 2 2 2 2 4"/>
    <style:font-face style:name="Letter Gothic MT" svg:font-family="Letter Gothic MT" style:font-family-generic="modern" style:font-pitch="variable" svg:panose-1="2 11 6 4 2 2 2 2 2 4"/>
    <style:font-face style:name="StarSymbol" svg:font-family="StarSymbol" style:font-family-generic="system"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Heading1" style:display-name="Heading 1" style:family="paragraph" style:parent-style-name="Heading" style:next-style-name="Textbody" style:default-outline-level="1">
      <style:text-properties style:font-name="Tahoma" style:font-name-asian="Lucida Sans Unicode" style:font-weight-complex="bold" style:font-size-complex="24pt" fo:hyphenate="false"/>
    </style:style>
    <style:style style:name="Heading2" style:display-name="Heading 2" style:family="paragraph" style:parent-style-name="Heading" style:next-style-name="Textbody" style:default-outline-level="2">
      <style:text-properties style:font-name="Tahoma" style:font-name-asian="Lucida Sans Unicode"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ahoma" style:font-name-asian="Tahoma" style:font-weight-complex="bold" fo:font-size="14pt" style:font-size-asian="14pt" fo:hyphenate="false"/>
    </style:style>
    <style:style style:name="Heading4" style:display-name="Heading 4" style:family="paragraph" style:parent-style-name="Heading" style:next-style-name="Textbody" style:default-outline-level="4">
      <style:text-properties style:font-name="Tahoma" style:font-name-asian="Lucida Sans Unicode" style:font-weight-complex="bold" fo:font-size="12pt" style:font-size-asian="12pt" style:font-size-complex="12pt" fo:hyphenate="false"/>
    </style:style>
    <style:style style:name="Normal" style:display-name="Normal" style:family="paragraph">
      <style:paragraph-properties fo:margin-top="0.0784in" fo:margin-bottom="0.0395in"/>
      <style:text-properties style:font-name="Arial" style:font-name-asian="Arial" style:font-name-complex="Arial" fo:font-size="10pt" style:font-size-asian="10pt"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Signature" style:display-name="Signature" style:family="paragraph" style:parent-style-name="Standard">
      <style:paragraph-properties text:number-lines="false" fo:text-align="end"/>
      <style:text-properties style:font-name="Arial" style:font-name-asian="Arial" style:font-name-complex="Arial" fo:font-weight="bold" style:font-weight-asian="bold" fo:font-size="8pt" style:font-size-asian="8pt" fo:hyphenate="false"/>
    </style:style>
    <style:style style:name="Heading" style:display-name="Heading" style:family="paragraph" style:parent-style-name="Standard" style:next-style-name="Textbody">
      <style:paragraph-properties fo:keep-with-next="always" fo:margin-top="0.1666in" fo:margin-bottom="0.1965in"/>
      <style:text-properties style:font-name="Arial Black" style:font-name-asian="MS Mincho" fo:font-weight="bold" style:font-weight-asian="bold" fo:font-size="24pt" style:font-size-asian="2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chapeau" style:display-name="chapeau" style:family="paragraph" style:parent-style-name="Normal" style:next-style-name="Normal">
      <style:text-properties style:font-name="Arial Black" style:font-name-asian="Arial Black" style:font-name-complex="Arial Black" fo:font-weight="bold" style:font-weight-asian="bold" fo:font-style="italic" style:font-style-asian="italic" fo:font-size="11pt" style:font-size-asian="11pt" fo:hyphenate="false"/>
    </style:style>
    <style:style style:name="legende" style:display-name="legende" style:family="paragraph" style:parent-style-name="Normal" style:next-style-name="Normal">
      <style:text-properties style:font-name="Arial Narrow" style:font-name-asian="Arial Narrow" style:font-name-complex="Arial Narrow" fo:font-style="italic" style:font-style-asian="italic" fo:hyphenate="false"/>
    </style:style>
    <style:style style:name="note" style:display-name="note" style:family="paragraph" style:parent-style-name="Normal" style:next-style-name="Normal">
      <style:text-properties fo:font-size="8pt" style:font-size-asian="8pt" fo:hyphenate="false"/>
    </style:style>
    <style:style style:name="code" style:display-name="code" style:family="paragraph" style:parent-style-name="Normal" style:next-style-name="Normal">
      <style:paragraph-properties fo:margin-top="0in" fo:margin-bottom="0in" fo:background-color="#FFFFCC"/>
      <style:text-properties style:font-name="Courier New" style:font-name-asian="Courier New" style:font-name-complex="Courier New" fo:font-size="8pt" style:font-size-asian="8pt" fo:hyphenate="false"/>
    </style:style>
    <style:style style:name="pragma" style:display-name="pragma" style:family="paragraph" style:parent-style-name="Normal" style:next-style-name="Normal">
      <style:paragraph-properties fo:background-color="#FF0000"/>
      <style:text-properties fo:font-style="italic" style:font-style-asian="italic" fo:hyphenate="false"/>
    </style:style>
    <style:style style:name="console" style:display-name="console" style:family="paragraph" style:parent-style-name="Normal" style:next-style-name="Normal">
      <style:paragraph-properties fo:margin-top="0in" fo:margin-bottom="0in" fo:background-color="#000000"/>
      <style:text-properties style:font-name="Courier New" style:font-name-asian="Courier New" style:font-name-complex="Courier New" fo:color="#FFFFFF" fo:font-size="8pt" style:font-size-asian="8pt" fo:hyphenate="false"/>
    </style:style>
    <style:style style:name="FootnoteSymbol" style:display-name="Footnote Symbol" style:family="text"/>
    <style:style style:name="EndnoteSymbol" style:display-name="Endnote Symbol" style:family="text"/>
    <style:style style:name="code_par" style:display-name="code_par" style:family="text">
      <style:text-properties style:font-name="Bitstream Vera Sans Mono" style:font-name-asian="Bitstream Vera Sans Mono" style:font-name-complex="Bitstream Vera Sans Mono" fo:font-weight="bold" style:font-weight-asian="bold" fo:color="#DC2300" fo:font-size="9pt" style:font-size-asian="9pt"/>
    </style:style>
    <style:style style:name="code_em" style:display-name="code_em" style:family="text">
      <style:text-properties style:font-name="Letter Gothic MT" style:font-name-asian="Letter Gothic MT" style:font-name-complex="Letter Gothic MT" fo:font-weight="bold" style:font-weight-asian="bold" fo:color="#FF0000" fo:font-size="9pt" style:font-size-asian="9pt"/>
    </style:style>
    <style:style style:name="menu" style:display-name="menu" style:family="text">
      <style:text-properties style:font-name="Arial" style:font-name-asian="Arial" style:font-name-complex="Arial" fo:font-weight="bold" style:font-weight-asian="bold" fo:font-style="italic" style:font-style-asian="italic" fo:font-size="9pt" style:font-size-asian="9pt" fo:background-color="#FFCC99"/>
    </style:style>
    <style:style style:name="url" style:display-name="url" style:family="text">
      <style:text-properties style:font-name="Arial" style:font-name-asian="Arial" style:font-name-complex="Arial" fo:font-weight="bold" style:font-weight-asian="bold" fo:font-size="10pt" style:font-size-asian="10pt" fo:background-color="#00FF00"/>
    </style:style>
    <style:style style:name="gras" style:display-name="gras" style:family="text">
      <style:text-properties fo:font-weight="bold" style:font-weight-asian="bold" fo:color="#0000FF" fo:background-color="transparent"/>
    </style:style>
    <style:style style:name="italic" style:display-name="italic" style:family="text">
      <style:text-properties fo:font-style="italic" style:font-style-asian="italic" fo:color="#6B2394"/>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style:style style:name="exposant" style:display-name="exposant" style:family="text">
      <style:text-properties style:text-position="super 66.6%"/>
    </style:style>
    <style:style style:name="indice" style:display-name="indice" style:family="text" style:parent-style-name="exposant">
      <style:text-properties style:text-position="sub 66.6%"/>
    </style:style>
    <style:style style:name="List1Level0" style:display-name="List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1" style:display-name="List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2" style:display-name="List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3" style:display-name="List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4" style:display-name="List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5" style:display-name="List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6" style:display-name="List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7" style:display-name="List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ist1Level8" style:display-name="List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Verdana"/>
      </text:list-level-style-bullet>
      <text:list-level-style-bullet text:level="3" text:style-name="WW_CharLFO1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Verdana"/>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Verdana"/>
      </text:list-level-style-bullet>
      <text:list-level-style-bullet text:level="5" text:style-name="WW_CharLFO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Verdana"/>
      </text:list-level-style-bullet>
      <text:list-level-style-bullet text:level="6" text:style-name="WW_CharLFO1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Verdana"/>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Verdana"/>
      </text:list-level-style-bullet>
      <text:list-level-style-bullet text:level="8" text:style-name="WW_CharLFO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Verdana"/>
      </text:list-level-style-bullet>
      <text:list-level-style-bullet text:level="9" text:style-name="WW_CharLFO1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amond_editions</dc:title>
    <meta:initial-creator>Romain Pelisse</meta:initial-creator>
    <dc:creator>Francois Le Droff</dc:creator>
    <meta:creation-date>2018-05-24T21:16:00Z</meta:creation-date>
    <dc:date>2018-05-24T21:17:00Z</dc:date>
    <meta:template xlink:href="Normal.dotm" xlink:type="simple"/>
    <meta:editing-cycles>2</meta:editing-cycles>
    <meta:editing-duration>PT120S</meta:editing-duration>
    <meta:user-defined meta:name="Info 1"/>
    <meta:user-defined meta:name="Info 2"/>
    <meta:user-defined meta:name="Info 3"/>
    <meta:user-defined meta:name="Info 4"/>
    <meta:document-statistic meta:page-count="5" meta:paragraph-count="35" meta:word-count="2625" meta:character-count="17555" meta:row-count="124" meta:non-whitespace-character-count="14965"/>
  </office:meta>
</office:document-meta>
</file>